
<file path=META-INF/manifest.xml><?xml version="1.0" encoding="utf-8"?>
<manifest:manifest xmlns:manifest="urn:oasis:names:tc:opendocument:xmlns:manifest:1.0">
  <manifest:file-entry manifest:media-type="application/vnd.oasis.opendocument.graphics" manifest:full-path="/"/>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d40852"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2" style:family="graphic" style:parent-style-name="standard">
      <style:graphic-properties draw:stroke="none" svg:stroke-width="0cm" draw:fill="solid" draw:fill-color="#d40852" dr3d:depth="2.728cm" dr3d:close-front="true" dr3d:close-back="true" dr3d:texture-generation-mode-x="parallel" dr3d:texture-generation-mode-y="parallel"/>
    </style:style>
    <style:style style:name="gr3"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aaaac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4" style:family="graphic" style:parent-style-name="standard">
      <style:graphic-properties draw:stroke="none" svg:stroke-width="0cm" draw:fill="solid" draw:fill-color="#aaaacc" dr3d:depth="2.728cm" dr3d:close-front="true" dr3d:close-back="true" dr3d:texture-generation-mode-x="parallel" dr3d:texture-generation-mode-y="parallel"/>
    </style:style>
    <style:style style:name="gr5"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4c4c4c"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6" style:family="graphic" style:parent-style-name="standard">
      <style:graphic-properties draw:stroke="none" svg:stroke-width="0cm" draw:fill="solid" draw:fill-color="#4c4c4c" dr3d:depth="2.728cm" dr3d:close-front="true" dr3d:close-back="true" dr3d:texture-generation-mode-x="parallel" dr3d:texture-generation-mode-y="parallel"/>
    </style:style>
    <style:style style:name="gr7" style:family="graphic" style:parent-style-name="standard">
      <style:graphic-properties draw:fill="solid" draw:fill-color="#4c4c4c" draw:textarea-horizontal-align="justify" draw:textarea-vertical-align="top" draw:auto-grow-height="false" fo:min-height="0cm" fo:min-width="0cm" fo:wrap-option="no-wrap"/>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fill="solid" draw:fill-color="#aaaacc" draw:textarea-horizontal-align="justify" draw:textarea-vertical-align="middle" draw:auto-grow-height="false" fo:min-height="0cm" fo:min-width="0cm" fo:wrap-option="no-wrap"/>
    </style:style>
    <style:style style:name="gr10" style:family="graphic" style:parent-style-name="standard">
      <style:graphic-properties draw:fill="solid" draw:fill-color="#d40852" draw:textarea-horizontal-align="justify" draw:textarea-vertical-align="middle" draw:auto-grow-height="false" fo:min-height="0cm" fo:min-width="0cm" fo:wrap-option="no-wrap"/>
    </style:style>
    <style:style style:name="gr11"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333366"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2" style:family="graphic" style:parent-style-name="standard">
      <style:graphic-properties draw:stroke="none" svg:stroke-width="0cm" draw:fill="solid" draw:fill-color="#333366" dr3d:depth="0.597cm" dr3d:close-front="true" dr3d:close-back="true" dr3d:texture-generation-mode-x="parallel" dr3d:texture-generation-mode-y="parallel"/>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color="#ffffff" fo:font-size="16pt"/>
    </style:style>
    <style:style style:name="P3" style:family="paragraph">
      <style:paragraph-properties fo:margin-left="0cm" fo:margin-right="0cm" fo:text-indent="0cm"/>
    </style:style>
    <style:style style:name="P4" style:family="paragraph">
      <style:text-properties fo:color="#ffffff" fo:font-family="'Bitstream Vera Sans'" style:font-style-name="Bold Oblique" style:font-family-generic="swiss" style:font-pitch="variable" fo:font-size="20pt" fo:font-style="oblique" fo:font-weight="bold" style:font-size-asian="18pt" style:font-size-complex="18pt"/>
    </style:style>
    <style:style style:name="P5" style:family="paragraph">
      <style:text-properties fo:color="#4c4c4c" fo:font-family="'Bitstream Vera Sans'" style:font-style-name="Bold Oblique" style:font-family-generic="swiss" style:font-pitch="variable" fo:font-size="20pt" fo:font-style="oblique" fo:font-weight="bold" style:font-size-asian="18pt" style:font-size-complex="18pt"/>
    </style:style>
    <style:style style:name="P6" style:family="paragraph">
      <style:paragraph-properties fo:margin-left="0cm" fo:margin-right="0cm" fo:text-align="center" fo:text-indent="0cm"/>
      <style:text-properties fo:color="#4c4c4c" fo:font-size="16pt"/>
    </style:style>
    <style:style style:name="P7" style:family="paragraph">
      <style:paragraph-properties fo:margin-left="0cm" fo:margin-right="0cm" fo:text-align="center" fo:text-indent="0cm"/>
      <style:text-properties fo:font-size="14pt" style:font-size-asian="14pt" style:font-size-complex="14pt"/>
    </style:style>
    <style:style style:name="P8" style:family="paragraph">
      <style:paragraph-properties fo:margin-left="0cm" fo:margin-right="0cm" fo:text-align="center" fo:text-indent="0cm"/>
      <style:text-properties fo:color="#ffffff" fo:font-size="14pt" style:font-size-asian="14pt" style:font-size-complex="14pt"/>
    </style:style>
    <style:style style:name="P9" style:family="paragraph">
      <style:paragraph-properties fo:text-align="center"/>
      <style:text-properties fo:color="#ffffff" fo:font-family="'Bitstream Vera Sans'" style:font-style-name="Bold Oblique" style:font-family-generic="swiss" style:font-pitch="variable" fo:font-size="20pt" fo:font-style="oblique" fo:font-weight="bold" style:font-size-asian="18pt" style:font-size-complex="18pt"/>
    </style:style>
    <style:style style:name="T1" style:family="text">
      <style:text-properties fo:color="#ffffff" fo:font-family="'Bitstream Vera Sans'" style:font-style-name="Roman" style:font-family-generic="swiss" style:font-pitch="variable" fo:font-size="16pt" style:font-size-asian="18pt" style:font-size-complex="18pt"/>
    </style:style>
    <style:style style:name="T2" style:family="text">
      <style:text-properties fo:color="#ffffff" fo:font-family="'Bitstream Vera Sans'" style:font-style-name="Bold Oblique" style:font-family-generic="swiss" style:font-pitch="variable" fo:font-size="20pt" fo:font-style="oblique" fo:font-weight="bold" style:font-size-asian="18pt" style:font-size-complex="18pt"/>
    </style:style>
    <style:style style:name="T3" style:family="text">
      <style:text-properties fo:color="#4c4c4c" fo:font-family="'Bitstream Vera Sans'" style:font-style-name="Bold Oblique" style:font-family-generic="swiss" style:font-pitch="variable" fo:font-size="20pt" fo:font-style="oblique" fo:font-weight="bold" style:font-size-asian="18pt" style:font-size-complex="18pt"/>
    </style:style>
    <style:style style:name="T4" style:family="text">
      <style:text-properties fo:color="#4c4c4c" fo:font-family="'Bitstream Vera Sans'" style:font-style-name="Roman" style:font-family-generic="swiss" style:font-pitch="variable" fo:font-size="16pt" style:font-size-asian="18pt" style:font-size-complex="18pt"/>
    </style:style>
    <style:style style:name="T5" style:family="text">
      <style:text-properties fo:color="#ffffff" fo:font-family="'Bitstream Vera Sans'" style:font-style-name="Roman" style:font-family-generic="swiss" style:font-pitch="variable"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3d:scene draw:style-name="gr1" svg:width="14.303cm" svg:height="11.002cm" svg:x="3.625cm" svg:y="2.125cm" dr3d:transform="matrix (0.968460053638125 0.2466662509099 0.0352262000406063 0.165910558611703 -0.743854971358057 0.647420626893416 0.185900002819794 -0.621156616521116 -0.761318360939524 -7.35452759039643cm -6.26306510504127cm 5.47604664175654cm)" dr3d:vrp="(0 0 41302.2857142857)" dr3d:vpn="(0 0 38574.2857142857)" dr3d:projection="perspective" dr3d:distance="2.72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 draw:layer="layout" svg:viewBox="1750 -11125 13500 9250" svg:d="m8500-11125-690 24-670 70-647 114-620 155-590 195-557 232-520 266-479 299-436 328-388 356-338 381-285 405-227 425-166 443-102 459-35 473 35 473 102 459 166 443 227 425 285 405 338 381 388 356 436 328 479 299 520 266 557 232 590 195 620 155 647 114 670 70 690 24 690-24 670-70 647-114 620-155 590-195 557-232 520-266 479-299 436-328 388-356 338-381 285-405 227-425 166-443 102-459 35-473-35-473-102-459-166-443-227-425-285-405-338-381-388-356-436-328-479-299-520-266-557-232-590-195-620-155-647-114-670-70z"/>
        </dr3d:scene>
        <dr3d:scene draw:style-name="gr3" svg:width="10.321cm" svg:height="8.353cm" svg:x="4.179cm" svg:y="3.022cm" dr3d:transform="matrix (0.968460053638125 0.2466662509099 0.0352262000406063 0.165910558611703 -0.743854971358057 0.647420626893416 0.185900002819794 -0.621156616521116 -0.761318360939524 -7.35452759039643cm -6.26306510504127cm 5.47604664175654cm)" dr3d:vrp="(0 0 41302.2857142857)" dr3d:vpn="(0 0 38574.2857142857)" dr3d:projection="perspective" dr3d:distance="2.72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4" draw:layer="layout" dr3d:transform="matrix (0.999998247200138 0.000308068685845755 0.00184680544287256 -0.000382819882170293 0.99917486934209 0.0406132235134828 -0.00183276992468662 -0.0406138593204721 0.999173235923331 0.000460866951425079cm 0.0553015247534476cm 0.240272233941026cm)" svg:viewBox="1750 -11125 13500 9250" svg:d="m8500-11125-690 24-670 70-647 114-620 155-590 195-557 232-520 266-479 299-436 328-388 356-338 381-285 405-227 425-166 443-102 459-35 473 35 473 102 459 166 443 227 425 285 405 338 381 388 356 436 328 479 299 520 266 557 232 590 195 620 155 647 114 670 70 690 24 690-24 670-70 647-114 620-155 590-195 557-232 520-266 479-299 436-328 388-356 338-381 285-405 227-425 166-443 102-459 35-473-35-473-102-459-166-443-227-425-285-405-338-381-388-356-436-328-479-299-520-266-557-232-590-195-620-155-647-114-670-70z"/>
        </dr3d:scene>
        <dr3d:scene draw:style-name="gr5" svg:width="6.76cm" svg:height="6.117cm" svg:x="4.875cm" svg:y="3.883cm" dr3d:transform="matrix (0.968705376705709 0.247854120068058 0.0133502174793326 0.167967105503613 -0.694177989183899 0.699931404354272 0.182748309459198 -0.675784917335308 -0.714085289648177 -7.33891928830907cm -5.87667101249505cm 5.925647415203cm)" dr3d:vrp="(0 0 41302.2857142857)" dr3d:vpn="(0 0 38574.2857142857)" dr3d:projection="perspective" dr3d:distance="2.72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 draw:layer="layout" dr3d:transform="matrix (0.999998247200138 0.000308068685845755 0.00184680544287256 -0.000382819882170293 0.99917486934209 0.0406132235134828 -0.00183276992468662 -0.0406138593204721 0.999173235923331 0.000460866951425079cm 0.0553015247534476cm 0.240272233941026cm)" svg:viewBox="1750 -11125 13500 9250" svg:d="m8500-11125-690 24-670 70-647 114-620 155-590 195-557 232-520 266-479 299-436 328-388 356-338 381-285 405-227 425-166 443-102 459-35 473 35 473 102 459 166 443 227 425 285 405 338 381 388 356 436 328 479 299 520 266 557 232 590 195 620 155 647 114 670 70 690 24 690-24 670-70 647-114 620-155 590-195 557-232 520-266 479-299 436-328 388-356 338-381 285-405 227-425 166-443 102-459 35-473-35-473-102-459-166-443-227-425-285-405-338-381-388-356-436-328-479-299-520-266-557-232-590-195-620-155-647-114-670-70z"/>
        </dr3d:scene>
        <draw:custom-shape draw:style-name="gr7" draw:text-style-name="P2" draw:layer="layout" svg:width="4cm" svg:height="2cm" svg:x="5.625cm" svg:y="1.25cm">
          <text:p text:style-name="P1"><text:span text:style-name="T1">Guest mode</text:span></text:p>
          <draw:enhanced-geometry svg:viewBox="0 0 21600 21600" draw:text-areas="800 800 20800 20800" draw:type="round-rectangular-callout" draw:modifiers="17610.3974006498 31196.40179910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8" draw:text-style-name="P4" draw:layer="layout" svg:width="2.759cm" svg:height="1.072cm" draw:transform="rotate (-0.230208928339195) translate (7.564cm 4.702cm)">
          <draw:text-box>
            <text:p text:style-name="P3"><text:span text:style-name="T2">Kernel</text:span></text:p>
          </draw:text-box>
        </draw:frame>
        <draw:frame draw:style-name="gr8" draw:text-style-name="P5" draw:layer="layout" svg:width="2.175cm" svg:height="1.072cm" draw:transform="rotate (-0.230208928339195) translate (9.84cm 3.75cm)">
          <draw:text-box>
            <text:p text:style-name="P3"><text:span text:style-name="T3">Shell</text:span></text:p>
          </draw:text-box>
        </draw:frame>
        <draw:frame draw:style-name="gr8" draw:text-style-name="P4" draw:layer="layout" svg:width="4.715cm" svg:height="1.072cm" draw:transform="rotate (-0.230208928339195) translate (11.495cm 3.062cm)">
          <draw:text-box>
            <text:p text:style-name="P3"><text:span text:style-name="T2">Application</text:span></text:p>
          </draw:text-box>
        </draw:frame>
        <draw:custom-shape draw:style-name="gr9" draw:text-style-name="P6" draw:layer="layout" svg:width="3.125cm" svg:height="0.875cm" svg:x="6cm" svg:y="2.25cm">
          <text:p text:style-name="P1"><text:span text:style-name="T4">QEMU I/O</text:span></text:p>
          <draw:enhanced-geometry svg:viewBox="0 0 21600 21600" draw:text-areas="800 800 20800 20800" draw:type="round-rectangular-callout" draw:modifiers="7476.3915547025 104202.7397260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8" draw:layer="layout" svg:width="3.375cm" svg:height="1.875cm" svg:x="13.25cm" svg:y="1.25cm">
          <text:p text:style-name="P7"><text:span text:style-name="T5">Normal user process</text:span></text:p>
          <draw:enhanced-geometry svg:viewBox="0 0 21600 21600" draw:text-areas="800 800 20800 20800" draw:type="round-rectangular-callout" draw:modifiers="5048.10426540284 28266.52452025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3d:scene draw:style-name="gr11" svg:width="5.625cm" svg:height="4.5cm" svg:x="5.625cm" svg:y="4.875cm" dr3d:transform="matrix (0.951094685510378 0.00182342643144035 0.308894115045863 -0.242722967464407 0.622923619270722 0.743674475573781 -0.191061404420647 -0.782280537704163 0.592901931241666 -4.51817962495253cm 7.26923544813733cm 4.25138233173871cm)" dr3d:vrp="(0 0 9885.57142857143)" dr3d:vpn="(0 0 9288.57142857143)" dr3d:projection="perspective" dr3d:distance="0.59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dr3d:transform="matrix (0.928990096946381 0.171426832013523 0.328009513644593 0.219602929478313 0.458072495597946 -0.861361795148381 -0.297912660254813 0.872228427673888 0.387898977592652 7.75226543292615cm -3.61091777911709cm -10.9706584242738cm)" svg:viewBox="1250 -11375 3250 1500" svg:d="m2875-11375-327 15-306 44-142 32-134 37-125 43-115 49-105 53-93 58-82 62-68 65-55 69-22 36-18 36-14 37-11 37-6 38-2 39 2 39 6 38 11 37 14 37 18 36 22 36 55 69 68 65 82 62 93 58 105 53 115 49 125 43 134 37 142 32 306 44 327 15 327-15 306-44 142-32 134-37 125-43 115-49 105-53 93-58 82-62 68-65 55-69 22-36 18-36 14-37 11-37 6-38 2-39-2-39-6-38-11-37-14-37-18-36-22-36-55-69-68-65-82-62-93-58-105-53-115-49-125-43-134-37-142-32-306-44z"/>
        </dr3d:scene>
        <draw:frame draw:style-name="gr8" draw:text-style-name="P9" draw:layer="layout" svg:width="2.585cm" svg:height="1.893cm" draw:transform="rotate (-0.230208928339195) translate (6.858cm 5.875cm)">
          <draw:text-box>
            <text:p text:style-name="P1"><text:span text:style-name="T2">KVM</text:span></text:p>
            <text:p text:style-name="P1"><text:span text:style-name="T2">driver</text:span></text:p>
          </draw:text-box>
        </draw:frame>
        <draw:custom-shape draw:style-name="gr10" draw:text-style-name="P8" draw:layer="layout" svg:width="3.375cm" svg:height="1.875cm" svg:x="9.75cm" svg:y="1.25cm">
          <text:p text:style-name="P7"><text:span text:style-name="T5">Normal user process</text:span></text:p>
          <draw:enhanced-geometry svg:viewBox="0 0 21600 21600" draw:text-areas="800 800 20800 20800" draw:type="round-rectangular-callout" draw:modifiers="7229.85781990521 27736.88699360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2" draw:layer="layout" svg:width="4cm" svg:height="2cm" svg:x="1.5cm" svg:y="1.25cm">
          <text:p text:style-name="P1"><text:span text:style-name="T1">Guest mode</text:span></text:p>
          <draw:enhanced-geometry svg:viewBox="0 0 21600 21600" draw:text-areas="800 800 20800 20800" draw:type="round-rectangular-callout" draw:modifiers="26599.1502124469 40943.9280359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6" draw:layer="layout" svg:width="3.125cm" svg:height="0.875cm" svg:x="1.875cm" svg:y="2.25cm">
          <text:p text:style-name="P1"><text:span text:style-name="T4">QEMU I/O</text:span></text:p>
          <draw:enhanced-geometry svg:viewBox="0 0 21600 21600" draw:text-areas="800 800 20800 20800" draw:type="round-rectangular-callout" draw:modifiers="33408.8291746641 108813.6986301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fr" fo:country="FR" style:font-family-asian="'Andale Sans UI'" style:font-family-generic-asian="system" style:font-pitch-asian="variable" style:font-size-asian="24pt" style:language-asian="zxx" style:country-asian="none" style:font-family-complex="'Andale Sans UI'"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fo:padding-top="0.125cm" fo:padding-bottom="0.125cm" fo:padding-left="0.1cm" fo:padding-right="0.1cm" draw:shadow="hidden" draw:shadow-offset-x="0.3cm" draw:shadow-offset-y="0.3cm" draw:shadow-color="#808080" draw:measure-align="inside" draw:measure-vertical-align="above">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Andale Sans UI'"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8cm" fo:page-height="13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2$Build-9286</meta:generator>
    <meta:creation-date>2008-01-03T16:52:06</meta:creation-date>
    <dc:date>2008-05-23T23:47:40</dc:date>
    <meta:editing-cycles>4</meta:editing-cycles>
    <meta:editing-duration>PT45M0S</meta:editing-duration>
    <meta:user-defined meta:name="Info 1"/>
    <meta:user-defined meta:name="Info 2"/>
    <meta:user-defined meta:name="Info 3"/>
    <meta:user-defined meta:name="Info 4"/>
    <meta:document-statistic meta:object-count="18"/>
  </office:meta>
</office:document-meta>
</file>